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e8562" officeooo:paragraph-rsid="000e8562"/>
    </style:style>
    <style:style style:name="P7" style:family="paragraph" style:parent-style-name="Heading_20_2">
      <style:text-properties style:use-window-font-color="true" loext:opacity="0%" style:font-name="Arial" fo:font-size="10pt" fo:language="en" fo:country="US" fo:font-weight="bold" officeooo:rsid="000ff9c0" officeooo:paragraph-rsid="000ff9c0" style:font-name-asian="Times New Roman" style:font-size-asian="10pt" style:font-weight-asian="bold" style:font-name-complex="Arial" style:font-size-complex="10pt" style:language-complex="ar" style:country-complex="SA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Text_20_body" style:list-style-name="WW8Num7">
      <style:text-properties officeooo:paragraph-rsid="000ff9c0"/>
    </style:style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P12" style:family="paragraph" style:parent-style-name="Text_20_body">
      <style:text-properties officeooo:rsid="000d554b" officeooo:paragraph-rsid="000d554b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d554b" officeooo:paragraph-rsid="000d554b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 style:list-style-name="WW8Num7">
      <style:text-properties style:use-window-font-color="true" loext:opacity="0%" style:font-name="Times New Roman" fo:font-size="10pt" fo:language="en" fo:country="US" officeooo:rsid="000ff9c0" officeooo:paragraph-rsid="000ff9c0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Text_20_body">
      <style:text-properties style:use-window-font-color="true" loext:opacity="0%" style:font-name="Times New Roman" fo:font-size="10pt" fo:language="en" fo:country="US" officeooo:rsid="000ff9c0" officeooo:paragraph-rsid="000ff9c0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Text_20_body" style:list-style-name="WW8Num7">
      <style:text-properties officeooo:rsid="000ff9c0" officeooo:paragraph-rsid="000ff9c0"/>
    </style:style>
    <style:style style:name="P17" style:family="paragraph" style:parent-style-name="Text_20_body" style:list-style-name="WW8Num2">
      <style:text-properties officeooo:rsid="000ff9c0" officeooo:paragraph-rsid="000ff9c0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style:use-window-font-color="true" loext:opacity="0%" style:font-name="Arial" fo:font-size="16pt" fo:language="en" fo:country="US" fo:font-weight="bold" officeooo:rsid="000d554b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5" style:family="text">
      <style:text-properties officeooo:rsid="000d554b"/>
    </style:style>
    <style:style style:name="T6" style:family="text">
      <style:text-properties officeooo:rsid="000ff9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Descadastrar conta</text:span></text:h>
      <text:h text:style-name="Heading_20_1" text:outline-level="1">Brief Description</text:h>
      <text:p text:style-name="P13">Nesse caso o proprietário ou locatário poderão descadastrar uma conta no sistema.</text:p>
      <text:h text:style-name="Heading_20_1" text:outline-level="1">Actor Brief Descriptions</text:h>
      <text:h text:style-name="P6" text:outline-level="2">Locatário</text:h>
      <text:h text:style-name="P6" text:outline-level="2">Proprietário</text:h>
      <text:h text:style-name="Heading_20_1" text:outline-level="1">Preconditions</text:h>
      <text:p text:style-name="P12">Estar autenticado no sistema.</text:p>
      <text:h text:style-name="Heading_20_1" text:outline-level="1">Basic Flow of Events</text:h>
      <text:list xml:id="list4159021416" text:style-name="WW8Num7">
        <text:list-item>
          <text:p text:style-name="P14">O ator clica na opção de se descadastrar do sistema</text:p>
        </text:list-item>
        <text:list-item>
          <text:p text:style-name="P9"><text:span text:style-name="T6">Se o processo acontecer com sucesso o sistema descadastra o usuário</text:span></text:p>
        </text:list-item>
        <text:list-item>
          <text:p text:style-name="P16">O ator é desautenticado do sistema</text:p>
        </text:list-item>
        <text:list-item>
          <text:p text:style-name="P16">O ator é redirecionado a tela de login pelo sistema</text:p>
        </text:list-item>
      </text:list>
      <text:h text:style-name="Heading_20_1" text:outline-level="1">Alternative Flows</text:h>
      <text:h text:style-name="P7" text:outline-level="2">Erro ao fazer descadastro</text:h>
      <text:p text:style-name="P15">Caso ocorra um erro para acontecer o descadastro</text:p>
      <text:list xml:id="list3817823443" text:style-name="WW8Num2">
        <text:list-item>
          <text:p text:style-name="P17">O sistema avisa o ator do erro</text:p>
        </text:list-item>
        <text:list-item>
          <text:p text:style-name="P17">O sistema não descadastra o usuário até que o erro seja sanado.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554b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Descadastrar cont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1:46:05.589395227</dc:date>
    <meta:editing-cycles>4</meta:editing-cycles>
    <meta:editing-duration>PT23M7S</meta:editing-duration>
    <meta:generator>LibreOffice/7.1.2.2$Linux_X86_64 LibreOffice_project/10$Build-2</meta:generator>
    <meta:document-statistic meta:table-count="2" meta:image-count="0" meta:object-count="0" meta:page-count="1" meta:paragraph-count="25" meta:word-count="143" meta:character-count="834" meta:non-whitespace-character-count="733"/>
  </office:meta>
</office:document-meta>
</file>